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 [.E5:.E6])" office:value-type="float" office:value="116350">
            <text:p>1163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table:formula="of:=250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5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8T15:20:39</dc:date>
    <meta:editing-duration>P1DT15H13M31S</meta:editing-duration>
    <meta:editing-cycles>10</meta:editing-cycles>
    <meta:generator>OpenOffice/4.1.1$Unix OpenOffice.org_project/411m6$Build-9775</meta:generator>
    <dc:creator>Jayaram Prabhu Durairaj</dc:creator>
    <meta:document-statistic meta:table-count="3" meta:cell-count="41" meta:object-count="0"/>
  </office:meta>
</office:document-meta>
</file>